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0.945cm"/>
    </style:style>
    <style:style style:name="co4" style:family="table-column">
      <style:table-column-properties fo:break-before="auto" style:column-width="7.495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25cm"/>
    </style:style>
    <style:style style:name="co8" style:family="table-column">
      <style:table-column-properties fo:break-before="auto" style:column-width="11.492cm"/>
    </style:style>
    <style:style style:name="co9" style:family="table-column">
      <style:table-column-properties fo:break-before="auto" style:column-width="10.1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4.152cm" fo:break-before="auto" style:use-optimal-row-height="true"/>
    </style:style>
    <style:style style:name="ro9" style:family="table-row">
      <style:table-row-properties style:row-height="3.743cm" fo:break-before="auto" style:use-optimal-row-height="true"/>
    </style:style>
    <style:style style:name="ro10" style:family="table-row">
      <style:table-row-properties style:row-height="3.334cm" fo:break-before="auto" style:use-optimal-row-height="true"/>
    </style:style>
    <style:style style:name="ro11" style:family="table-row">
      <style:table-row-properties style:row-height="6.2cm" fo:break-before="auto" style:use-optimal-row-height="true"/>
    </style:style>
    <style:style style:name="ro12" style:family="table-row">
      <style:table-row-properties style:row-height="5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Сценарии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Сценарий</text:p>
          </table:table-cell>
          <table:table-cell office:value-type="string" calcext:value-type="string">
            <text:p>предмет</text:p>
          </table:table-cell>
          <table:table-cell office:value-type="string" calcext:value-type="string">
            <text:p>шаг</text:p>
          </table:table-cell>
          <table:table-cell office:value-type="string" calcext:value-type="string">
            <text:p>описание шага</text:p>
          </table:table-cell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результат</text:p>
          </table:table-cell>
          <table:table-cell office:value-type="string" calcext:value-type="string">
            <text:p>комментарий</text:p>
          </table:table-cell>
        </table:table-row>
        <table:table-row table:style-name="ro3">
          <table:table-cell office:value-type="string" calcext:value-type="string" table:number-columns-spanned="1" table:number-rows-spanned="7">
            <text:p>Сценарий 1</text:p>
          </table:table-cell>
          <table:table-cell office:value-type="string" calcext:value-type="string" table:number-columns-spanned="1" table:number-rows-spanned="7">
            <text:p>Существование страниц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крыть страницу по адресу <text:a xlink:href="http://www.sberbank.ru/ru/quotes/converter" xlink:type="simple">http://www.sberbank.ru/ru/quotes/converter</text:a></text:p>
          </table:table-cell>
          <table:table-cell office:value-type="string" calcext:value-type="string">
            <text:p>страница открыта (?)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верить наличие элемента class="header_widget"</text:p>
          </table:table-cell>
          <table:table-cell office:value-type="string" calcext:value-type="string">
            <text:p>элемент найден</text:p>
          </table:table-cell>
          <table:table-cell table:number-columns-repeated="2"/>
        </table:table-row>
        <table:table-row table:style-name="ro4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роверит наличие текста в элементе class="header_widget" «Калькулятор иностранных валют»</text:p>
          </table:table-cell>
          <table:table-cell office:value-type="string" calcext:value-type="string">
            <text:p>текст совпадает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7">
            <text:p>Сценарий 2</text:p>
          </table:table-cell>
          <table:table-cell office:value-type="string" calcext:value-type="string" table:number-columns-spanned="1" table:number-rows-spanned="7">
            <text:p>Наличие данных в списке валют в раскрывающемся списке</text:p>
          </table:table-cell>
          <table:table-cell office:value-type="float" office:value="1" calcext:value-type="float">
            <text:p>1</text:p>
          </table:table-cell>
          <table:table-cell table:formula="of:=[.D3]" office:value-type="string" office:string-value="открыть страницу по адресу http://www.sberbank.ru/ru/quotes/converter" calcext:value-type="string">
            <text:p>открыть страницу по адресу http://www.sberbank.ru/ru/quotes/converter</text:p>
          </table:table-cell>
          <table:table-cell table:formula="of:=[.E3]" office:value-type="string" office:string-value="страница открыта (?)" calcext:value-type="string">
            <text:p>страница открыта (?)</text:p>
          </table:table-cell>
          <table:table-cell table:number-columns-repeated="2"/>
        </table:table-row>
        <table:table-row table:style-name="ro5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олучить список валют для конвертации из элемента &lt;select name="converterFrom" class="hidden" data-select-initialized=""&gt;</text:p>
          </table:table-cell>
          <table:table-cell office:value-type="string" calcext:value-type="string">
            <text:p>RUB; CHF; EUR; GBP; JPY; USD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7">
            <text:p>Сценарий 3</text:p>
          </table:table-cell>
          <table:table-cell office:value-type="string" calcext:value-type="string" table:number-columns-spanned="1" table:number-rows-spanned="7">
            <text:p>выбор различных валют в поле «из»</text:p>
          </table:table-cell>
          <table:table-cell office:value-type="float" office:value="1" calcext:value-type="float">
            <text:p>1</text:p>
          </table:table-cell>
          <table:table-cell table:formula="of:=[.D3]" office:value-type="string" office:string-value="открыть страницу по адресу http://www.sberbank.ru/ru/quotes/converter" calcext:value-type="string">
            <text:p>открыть страницу по адресу http://www.sberbank.ru/ru/quotes/converter</text:p>
          </table:table-cell>
          <table:table-cell table:formula="of:=[.E3]" office:value-type="string" office:string-value="страница открыта (?)" calcext:value-type="string">
            <text:p>страница открыта (?)</text:p>
          </table:table-cell>
          <table:table-cell table:number-columns-repeated="2"/>
        </table:table-row>
        <table:table-row table:style-name="ro6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кликнуть элемент</text:p>
            <text:p>//*[@id="kit-collapse226"]/div/div[1]/div[3]/div[2]/div/header/strong</text:p>
          </table:table-cell>
          <table:table-cell office:value-type="string" calcext:value-type="string">
            <text:p>открывается список</text:p>
          </table:table-cell>
          <table:table-cell table:number-columns-repeated="2"/>
        </table:table-row>
        <table:table-row table:style-name="ro6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лучить список элементов </text:p>
            <text:p>//*[@id="kit-collapse226"]/div/div[1]/div[3]/div[2]/div/div/span</text:p>
          </table:table-cell>
          <table:table-cell office:value-type="string" calcext:value-type="string">
            <text:p>получен непустой список</text:p>
          </table:table-cell>
          <table:table-cell table:number-columns-repeated="2"/>
        </table:table-row>
        <table:table-row table:style-name="ro4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найти элемент с соответствующим текстом валюты (можно параметрировать)</text:p>
          </table:table-cell>
          <table:table-cell office:value-type="string" calcext:value-type="string">
            <text:p>номер элемента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кликнуть элемент </text:p>
          </table:table-cell>
          <table:table-cell office:value-type="string" calcext:value-type="string">
            <text:p>элементу присвоен класс Selected</text:p>
          </table:table-cell>
          <table:table-cell table:number-columns-repeated="2"/>
        </table:table-row>
        <table:table-row table:style-name="ro6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получить  текст элемента </text:p>
            <text:p>//*[@id="kit-collapse226"]/div/div[1]/div[3]/div[2]/div/header/strong </text:p>
          </table:table-cell>
          <table:table-cell office:value-type="string" calcext:value-type="string">
            <text:p>соответствует тексту выбранной валюты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7">
            <text:p>Сценарий 4</text:p>
          </table:table-cell>
          <table:table-cell table:number-columns-spanned="1" table:number-rows-spann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7">
            <text:p>Сценарий 5</text:p>
          </table:table-cell>
          <table:table-cell table:number-columns-spanned="1" table:number-rows-spann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7">
            <text:p>Сценарий 6</text:p>
          </table:table-cell>
          <table:table-cell table:number-columns-spanned="1" table:number-rows-spann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Параметры проекта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7">
          <table:table-cell table:style-name="ce2" office:value-type="string" calcext:value-type="string">
            <text:p>стартовая страница</text:p>
          </table:table-cell>
          <table:table-cell table:style-name="ce2" office:value-type="string" calcext:value-type="string">
            <text:p><text:a xlink:href="http://www.sberbank.ru/ru/quotes/converter" xlink:type="simple">http://www.sberbank.ru/ru/quotes/converter</text:a></text:p>
          </table:table-cell>
          <table:table-cell table:style-name="ce4"/>
        </table:table-row>
        <table:table-row table:style-name="ro1">
          <table:table-cell table:style-name="ce2" table:number-columns-repeated="2"/>
          <table:table-cell table:style-name="ce4"/>
        </table:table-row>
        <table:table-row table:style-name="ro8">
          <table:table-cell table:style-name="ce2" office:value-type="string" calcext:value-type="string">
            <text:p>список возможных валют ИЗ</text:p>
          </table:table-cell>
          <table:table-cell table:style-name="ce2" office:value-type="string" calcext:value-type="string">
            <text:p>&lt;!-- список возможных валют --&gt;</text:p>
            <text:p>&lt;select name="converterFrom" class="hidden" data-select-initialized=""&gt;</text:p>
            <text:p>&lt;option value=""&gt;RUB&lt;/option&gt;</text:p>
            <text:p>&lt;option value="756"&gt;CHF&lt;/option&gt;</text:p>
            <text:p>&lt;option value="978"&gt;EUR&lt;/option&gt;</text:p>
            <text:p>&lt;option value="826"&gt;GBP&lt;/option&gt;</text:p>
            <text:p>&lt;option value="392"&gt;JPY&lt;/option&gt;</text:p>
            <text:p>&lt;option value="840"&gt;USD&lt;/option&gt;</text:p>
            <text:p>&lt;/select&gt;</text:p>
          </table:table-cell>
          <table:table-cell table:style-name="ce4"/>
        </table:table-row>
        <table:table-row table:style-name="ro9">
          <table:table-cell table:style-name="ce2" office:value-type="string" calcext:value-type="string">
            <text:p>список возможных валют В</text:p>
          </table:table-cell>
          <table:table-cell table:style-name="ce2" office:value-type="string" calcext:value-type="string">
            <text:p>&lt;select name="converterTo" class="hidden" data-select-initialized=""&gt;</text:p>
            <text:p>&lt;option value=""&gt;RUB&lt;/option&gt;</text:p>
            <text:p>&lt;option value="756"&gt;CHF&lt;/option&gt;</text:p>
            <text:p>&lt;option value="978"&gt;EUR&lt;/option&gt;</text:p>
            <text:p>&lt;option value="826"&gt;GBP&lt;/option&gt;</text:p>
            <text:p>&lt;option value="392"&gt;JPY&lt;/option&gt;</text:p>
            <text:p>&lt;option value="840"&gt;USD&lt;/option&gt;</text:p>
            <text:p>&lt;/select&gt;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выбранная валюта /ИЗ</text:p>
          </table:table-cell>
          <table:table-cell table:style-name="ce2" office:value-type="string" calcext:value-type="string">
            <text:p>&lt;span class="selected"&gt;RUB&lt;/span&gt;</text:p>
          </table:table-cell>
          <table:table-cell table:style-name="ce4" office:value-type="string" calcext:value-type="string">
            <text:p>//*[@id="kit-collapse229"]/div/div[1]/div[3]/div[2]/div/div/span[1]</text:p>
          </table:table-cell>
        </table:table-row>
        <table:table-row table:style-name="ro2">
          <table:table-cell table:style-name="ce2" office:value-type="string" calcext:value-type="string">
            <text:p>выбранная валюта /В</text:p>
          </table:table-cell>
          <table:table-cell table:style-name="ce2" office:value-type="string" calcext:value-type="string">
            <text:p>&lt;span class="selected"&gt;RUB&lt;/span&gt;</text:p>
          </table:table-cell>
          <table:table-cell table:style-name="ce4" office:value-type="string" calcext:value-type="string">
            <text:p>//*[@id="kit-collapse229"]/div/div[1]/div[4]/div[2]/div/div/span[4]</text:p>
          </table:table-cell>
        </table:table-row>
        <table:table-row table:style-name="ro1">
          <table:table-cell table:style-name="ce2" table:number-columns-repeated="2"/>
          <table:table-cell table:style-name="ce4"/>
        </table:table-row>
        <table:table-row table:style-name="ro10">
          <table:table-cell table:style-name="ce2" office:value-type="string" calcext:value-type="string">
            <text:p>Текущий выбор</text:p>
          </table:table-cell>
          <table:table-cell table:style-name="ce2" office:value-type="string" calcext:value-type="string">
            <text:p>&lt;td class="rates-current__table-cell rates-current__table-cell_column_name"&gt;</text:p>
            <text:p>"GBP"</text:p>
            <text:p>&lt;span class="rates-current__dest-currency"&gt;</text:p>
            <text:p>"/ "</text:p>
            <text:p>"RUB"</text:p>
            <text:p>&lt;/span&gt;</text:p>
            <text:p>&lt;/td&gt;</text:p>
          </table:table-cell>
          <table:table-cell table:style-name="ce4" office:value-type="string" calcext:value-type="string">
            <text:p>рубль всегда на втором месте. </text:p>
            <text:p>При выборе без рубля выдает две строки, в обоих рубль всегда в конце</text:p>
          </table:table-cell>
        </table:table-row>
        <table:table-row table:style-name="ro1">
          <table:table-cell table:style-name="ce2" table:number-columns-repeated="2"/>
          <table:table-cell table:style-name="ce4"/>
        </table:table-row>
        <table:table-row table:style-name="ro11">
          <table:table-cell table:style-name="ce2" office:value-type="string" calcext:value-type="string">
            <text:p>курс покупки у вас</text:p>
          </table:table-cell>
          <table:table-cell table:style-name="ce2" office:value-type="string" calcext:value-type="string">
            <text:p>&lt;td class="rates-current__table-cell rates-current__table-cell_column_buy"&gt;</text:p>
            <text:p>&lt;span title="Падение: -0,15" class="rates-current__rate rates-current__rate_decrease"&gt;</text:p>
            <text:p>&lt;span class="rates-current__rate-value"&gt;</text:p>
            <text:p>74,79</text:p>
            <text:p>&lt;/span&gt;</text:p>
            <text:p>&lt;span class="rates-current__rate-indicator"&gt;</text:p>
            <text:p>&lt;/span&gt;</text:p>
            <text:p>&lt;span class="rates-current__rate-change"&gt;</text:p>
            <text:p>-0,15</text:p>
            <text:p>&lt;/span&gt;</text:p>
            <text:p>&lt;/span&gt;</text:p>
            <text:p>&lt;/td&gt;</text:p>
            <text:p>&lt;td class="rates-current__table-cell </text:p>
          </table:table-cell>
          <table:table-cell table:style-name="ce4"/>
        </table:table-row>
        <table:table-row table:style-name="ro12">
          <table:table-cell table:style-name="ce2" office:value-type="string" calcext:value-type="string">
            <text:p>курс продажи</text:p>
          </table:table-cell>
          <table:table-cell table:style-name="ce2" office:value-type="string" calcext:value-type="string">
            <text:p>&lt;td class="rates-current__table-cell rates-current__table-cell_column_sell"&gt;</text:p>
            <text:p>&lt;span title="Падение: -0,15" class="rates-current__rate rates-current__rate_decrease"&gt;</text:p>
            <text:p>&lt;span class="rates-current__rate-value"&gt;</text:p>
            <text:p>81,26</text:p>
            <text:p>&lt;/span&gt;</text:p>
            <text:p>&lt;span class="rates-current__rate-indicator"&gt;</text:p>
            <text:p>&lt;/span&gt;</text:p>
            <text:p>&lt;span class="rates-current__rate-change"&gt;</text:p>
            <text:p>-0,15</text:p>
            <text:p>&lt;/span&gt;</text:p>
            <text:p>&lt;/span&gt;</text:p>
            <text:p>&lt;/td&gt;</text:p>
          </table:table-cell>
          <table:table-cell table:style-name="ce4"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.00.0000</text:date>, <text:time style:data-style-name="N2" text:time-value="20:34:35.82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3:06:24.888000000</meta:creation-date>
    <dc:date>2018-01-15T21:47:09.952000000</dc:date>
    <meta:editing-duration>P2DT2H39M19S</meta:editing-duration>
    <meta:editing-cycles>7</meta:editing-cycles>
    <meta:generator>LibreOffice/4.3.5.2$Windows_x86 LibreOffice_project/3a87456aaa6a95c63eea1c1b3201acedf0751bd5</meta:generator>
    <meta:document-statistic meta:table-count="2" meta:cell-count="99" meta:object-count="0"/>
  </office:meta>
</office:document-meta>
</file>